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T1" style:family="text">
      <style:text-properties fo:color="#ff0000" fo:font-size="14pt"/>
    </style:style>
    <style:style style:name="T2" style:family="text">
      <style:text-properties fo:color="#ff0000" style:font-size-asian="14pt"/>
    </style:style>
    <style:style style:name="T3" style:family="text">
      <style:text-properties fo:color="#0000ff"/>
    </style:style>
    <style:style style:name="T4" style:family="text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2">一、</text:span></text:span><text:span text:style-name="Strong_20_Emphasis"><text:span text:style-name="T1">Redis</text:span></text:span><text:span text:style-name="Strong_20_Emphasis"><text:span text:style-name="T2">的</text:span></text:span><text:span text:style-name="Strong_20_Emphasis"><text:span text:style-name="T1">Replication</text:span></text:span><text:span text:style-name="Strong_20_Emphasis"><text:span text:style-name="T2">：</text:span></text:span><text:line-break/><text:line-break/>    这里首先需要说明的是，在Redis中配置Master-Slave模式真是太简单了。相信在阅读完这篇Blog之后你也可以轻松做到。这里我们还是先列出一些理论性的知识，后面给出实际操作的案例。<text:line-break/>    下面的列表清楚的解释了Redis Replication的特点和优势。<text:line-break/>    1). 同一个Master可以同步多个Slaves。<text:line-break/>    2). Slave同样可以接受其它Slaves的连接和同步请求，这样可以有效的分载Master的同步压力。因此我们可以将Redis的Replication架构视为图结构。<text:line-break/>    3). Master Server是以非阻塞的方式为Slaves提供服务。所以在Master-Slave同步期间，客户端仍然可以提交查询或修改请求。<text:line-break/>    4). Slave Server同样是以非阻塞的方式完成数据同步。在同步期间，如果有客户端提交查询请求，Redis则返回同步之前的数据。<text:line-break/>    5). 为了分载Master的读操作压力，Slave服务器可以为客户端提供只读操作的服务，写服务仍然必须由Master来完成。即便如此，系统的伸缩性还是得到了很大的提高。<text:line-break/>    6). Master可以将数据保存操作交给Slaves完成，从而避免了在Master中要有独立的进程来完成此操作。<text:line-break/>    <text:line-break/><text:span text:style-name="Strong_20_Emphasis"><text:span text:style-name="T2">二、</text:span></text:span><text:span text:style-name="Strong_20_Emphasis"><text:span text:style-name="T1">Replication</text:span></text:span><text:span text:style-name="Strong_20_Emphasis"><text:span text:style-name="T2">的工作原理：</text:span></text:span><text:line-break/><text:line-break/>    在Slave启动并连接到Master之后，它将主动发送一个SYNC命令。此后Master将启动后台存盘进程，同时收集所有接收到的用于修改数据集 的命令，在后台进程执行完毕后，Master将传送整个数据库文件到Slave，以完成一次完全同步。而Slave服务器在接收到数据库文件数据之后将其 存盘并加载到内存中。此后，Master继续将所有已经收集到的修改命令，和新的修改命令依次传送给Slaves，Slave将在本次执行这些数据修改命 令，从而达到最终的数据同步。<text:line-break/>    如果Master和Slave之间的链接出现断连现象，Slave可以自动重连Master，但是在连接成功之后，一次完全同步将被自动执行。<text:line-break/>    <text:line-break/><text:span text:style-name="Strong_20_Emphasis"><text:span text:style-name="T2">三、如何配置</text:span></text:span><text:span text:style-name="Strong_20_Emphasis"><text:span text:style-name="T1">Replication</text:span></text:span><text:span text:style-name="Strong_20_Emphasis"><text:span text:style-name="T2">：</text:span></text:span><text:line-break/><text:line-break/>    见如下步骤：<text:line-break/>    1). 同时启动两个Redis服务器，可以考虑在同一台机器上启动两个Redis服务器，分别监听不同的端口，如6379和6380。<text:line-break/>    2). 在Slave服务器上执行一下命令：<text:line-break/>   <text:span text:style-name="Emphasis"> /&gt; </text:span><text:span text:style-name="Emphasis"><text:span text:style-name="T3">redis-cli -p 6380</text:span></text:span><text:span text:style-name="Emphasis">   </text:span><text:span text:style-name="Emphasis"><text:span text:style-name="T4">#这里我们假设Slave的端口号是6380</text:span></text:span><text:line-break/>    redis 127.0.0.1:6380&gt; <text:span text:style-name="Emphasis"><text:span text:style-name="T3">slaveof 127.0.0.1 6379</text:span></text:span><text:span text:style-name="Emphasis"> </text:span><text:span text:style-name="Emphasis"><text:span text:style-name="T4">#我们假设Master和Slave在同一台主机，Master的端口为6379</text:span></text:span><text:line-break/>    OK<text:line-break/>    上面的方式只是保证了在执行slaveof命令之后，redis_6380成为了redis_6379的slave，一旦服务(redis_6380)重新启动之后，他们之间的复制关系将终止。<text:line-break/>    如果希望长期保证这两个服务器之间的Replication关系，可以在redis_6380的配置文件中做如下修改：<text:line-break/>    /&gt; <text:span text:style-name="Emphasis"><text:span text:style-name="T3">cd /etc/redis </text:span></text:span> <text:span text:style-name="Emphasis"><text:span text:style-name="T4">#切换Redis服务器配置文件所在的目录。</text:span></text:span><text:line-break/>    /&gt; <text:span text:style-name="Emphasis"><text:span text:style-name="T3">ls</text:span></text:span><text:line-break/>    6379.conf  6380.conf<text:line-break/>    /&gt; <text:span text:style-name="Emphasis"><text:span text:style-name="T3">vi 6380.conf</text:span></text:span><text:line-break/>    将<text:line-break/><text:span text:style-name="Strong_20_Emphasis"><text:span text:style-name="T3">    # slaveof &lt;masterip&gt; &lt;masterport&gt;</text:span></text:span><text:line-break/>    改为<text:line-break/><text:span text:style-name="Strong_20_Emphasis"><text:span text:style-name="T3">    slaveof 127.0.0.1 6379</text:span></text:span><text:line-break/>    保存退出。<text:line-break/><text:soft-page-break/>    这样就可以保证Redis_6380服务程序在每次启动后都会主动建立与Redis_6379的Replication连接了。<text:line-break/>    <text:line-break/><text:span text:style-name="Strong_20_Emphasis"><text:span text:style-name="T2">四、应用示例：</text:span></text:span><text:line-break/><text:line-break/>    这里我们假设Master-Slave已经建立。<text:line-break/><text:span text:style-name="Emphasis"><text:span text:style-name="T4">    #启动master服务器。</text:span></text:span><text:line-break/>    [root@Stephen-PC redis]# <text:span text:style-name="Emphasis"><text:span text:style-name="T3">redis-cli -p 6379</text:span></text:span><text:line-break/>    redis 127.0.0.1:6379&gt;<text:line-break/><text:span text:style-name="Emphasis"><text:span text:style-name="T4">    #情况Master当前数据库中的所有Keys。</text:span></text:span><text:line-break/>    redis 127.0.0.1:6379&gt; <text:span text:style-name="Emphasis"><text:span text:style-name="T3">flushdb</text:span></text:span><text:line-break/>    OK<text:line-break/><text:span text:style-name="Emphasis"><text:span text:style-name="T4">    #在Master中创建新的Keys作为测试数据。</text:span></text:span><text:line-break/>    redis 127.0.0.1:6379&gt; <text:span text:style-name="Emphasis"><text:span text:style-name="T3">set mykey hello</text:span></text:span><text:line-break/>    OK<text:line-break/>    redis 127.0.0.1:6379&gt; <text:span text:style-name="Emphasis"><text:span text:style-name="T3">set mykey2 world</text:span></text:span><text:line-break/>    OK<text:line-break/><text:span text:style-name="Emphasis"><text:span text:style-name="T4">    #查看Master中存在哪些Keys。</text:span></text:span><text:line-break/>    redis 127.0.0.1:6379&gt; <text:span text:style-name="Emphasis"><text:span text:style-name="T3">keys *</text:span></text:span><text:line-break/>    1) "mykey"<text:line-break/>    2) "mykey2"<text:line-break/>    <text:line-break/><text:span text:style-name="Emphasis"><text:span text:style-name="T4">    #启动slave服务器。</text:span></text:span><text:line-break/>    [root@Stephen-PC redis]# <text:span text:style-name="Emphasis"><text:span text:style-name="T3">redis-cli -p 6380</text:span></text:span><text:line-break/><text:span text:style-name="Emphasis"><text:span text:style-name="T4">    #查看Slave中的Keys是否和Master中一致，从结果看，他们是相等的。</text:span></text:span><text:line-break/>    redis 127.0.0.1:6380&gt; <text:span text:style-name="Emphasis"><text:span text:style-name="T3">keys *</text:span></text:span><text:line-break/>    1) "mykey"<text:line-break/>    2) "mykey2"<text:line-break/>    <text:line-break/><text:span text:style-name="Emphasis"><text:span text:style-name="T4">    #在Master中删除其中一个测试Key，并查看删除后的结果。</text:span></text:span><text:line-break/>    redis 127.0.0.1:6379&gt; <text:span text:style-name="Emphasis"><text:span text:style-name="T3">del mykey2</text:span></text:span><text:line-break/>    (integer) 1<text:line-break/>    redis 127.0.0.1:6379&gt; <text:span text:style-name="Emphasis"><text:span text:style-name="T3">keys *</text:span></text:span><text:line-break/>    1) "mykey"<text:line-break/>    <text:line-break/><text:span text:style-name="Emphasis"><text:span text:style-name="T4">    #在Slave中查看是否mykey2也已经在Slave中被删除。</text:span></text:span><text:line-break/>    redis 127.0.0.1:6380&gt; <text:span text:style-name="Emphasis"><text:span text:style-name="T3">keys *</text:span></text:span><text:line-break/>    1) "mykey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20:38:02.861371417</meta:creation-date>
    <dc:date>2016-10-23T20:39:15.545981454</dc:date>
    <meta:editing-duration>P0D</meta:editing-duration>
    <meta:editing-cycles>1</meta:editing-cycles>
    <meta:document-statistic meta:table-count="0" meta:image-count="0" meta:object-count="0" meta:page-count="2" meta:paragraph-count="1" meta:word-count="1106" meta:character-count="2431" meta:non-whitespace-character-count="2024"/>
    <meta:generator>LibreOffice/4.2.8.2$Linux_X86_64 LibreOffice_project/420$Build-2</meta:generator>
  </office:meta>
</office:document-meta>
</file>